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sk 3: </text:p>
      <text:p text:style-name="Standard"/>
      <text:p text:style-name="Standard">We have data that was collected from direct marketing campaigns of a banking institution. The task is to cluster or group the customers on the basis of their attributes.</text:p>
      <text:p text:style-name="Standard"/>
      <text:p text:style-name="Standard">(1) Explain how you will preprocess the data and handle null values (usually, real-world datasets are never clean. Null values can be present because of many reasons ranging from a simple data entry error to a loss of data.)</text:p>
      <text:p text:style-name="Standard"/>
      <text:p text:style-name="Standard">(Ans 1) To preprocess the raw data, we can first split this process into three groups where the first group talks about how to handle null 'numeric' values, the second group talks about how to handle inconsistent categorical data points and third group talks about how to make the raw data more quickly processed i.e scalable when fed into the model.</text:p>
      <text:p text:style-name="Standard"/>
      <text:p text:style-name="Standard">First -&gt; For managing null numeric values(in this dataset that would be the "age" feature), we have two choices generally. First is to remove the datapoint/row completely if the other values in that row are inconsistent as well. Usually we remove the datapoint when 75% of the datapoint is useless. We always have to be weary about the data we remove because in a way we are losing information and inherently keeping the bias unaltered. So if we dont have a lot of sample data (in cases of lets say cancer dataset as it requires rare found medical expertise) then this is a good thumb rule to remember. Another choice is to replace the value with a statistical correlated value. In this case the first choice is more apt and logical as 'age' is not really a statistical correlated value in this scenario unless given more data about the person.</text:p>
      <text:p text:style-name="Standard"/>
      <text:p text:style-name="Standard">Second -&gt; To handle categorical data points we first need to encode it into a mathematical format that can be understood easily by the computer but we have to make sure that the computer doesn't interpret the mathematical format like a value of that datapoint and think that one class is more valuable than another class. To resolve this, we use dummy variables(we can make these from pandas library) which indicate the absence or presence of some categorical effect. In this dataset, we will this method on job , marital , education , default , housing , loan,contact,month and day_of_week</text:p>
      <text:p text:style-name="Standard"/>
      <text:p text:style-name="Standard">Third -&gt; Last step is to scale the data so that we can feed the dataset into the model. For this dataset the optimum choice of scaling for the upcoming clustering algorithm i am going to use will be StandardScaler. This scaling function basically brings all features to the same magnitude as it makes the mean=0 and variance=1 for the entire training dataset. </text:p>
      <text:p text:style-name="Standard"/>
      <text:p text:style-name="Standard">(2) What clustering algorithm you’ll use and why? Explain what you understand about the algorithm in detail. How will you determine the number of clusters to divide the customers into?</text:p>
      <text:p text:style-name="Standard"/>
      <text:p text:style-name="Standard">(Ans 2) I will use density based spatial clustering of applications with noise i.e DBSCAN algorithm for the following dataset. The main benefit of DBSCAN are that it doesnt require the user to to set the number of clusters, it can capture clusters of complex shapes and it can identify points that are not part of any cluster. The only drawback it is that its slower than kmeans which is very fast and robust for large real world datasets but it is still works well in this scenario comparatively. DBSCAN works by the idea that clusters form "dense" regions of data containing "core points" seperated by regions that are relatively empty. There are two kinds of parameters, one is minimum samples(s) and another is distance(d) between arbitrary new point and core sample. So, DBSCAN classifies the customers using these two parameters that is "if there are at least 's' points within distance 'd' then that point is a part of the core sample". This way it creates and forms new clusters and also if there are some points that are isolated together but are less than 's', those are considered as 'noise' and not as a classifiable cluster in the dataset. If new points are given in the dataset, the <text:soft-page-break/>same process is repeated. For this model to successfully work, we need to define and tune the values of minimum samples 's' and distance 'd' very carefully as some sensitive datapoints of a cluster may get their class changed due to any difference in the values(s and 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7T23:35:53.624186575</meta:creation-date>
    <dc:date>2022-09-17T23:36:22.230309080</dc:date>
    <meta:editing-duration>PT29S</meta:editing-duration>
    <meta:editing-cycles>1</meta:editing-cycles>
    <meta:document-statistic meta:table-count="0" meta:image-count="0" meta:object-count="0" meta:page-count="2" meta:paragraph-count="9" meta:word-count="732" meta:character-count="4197" meta:non-whitespace-character-count="3472"/>
    <meta:generator>LibreOffice/7.4.1.2$Linux_X86_64 LibreOffice_project/40$Build-2</meta:generator>
  </office:meta>
</office:document-meta>
</file>